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WTF is Flask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Section 5: User Logi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quired Librari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lask-lo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ssword Hash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f we want users, we need to store password</text:p>
              </text:list-item>
              <text:list-item>
                <text:p>Don’t store password in plaintext: It’s either illegal or goes against security standards</text:p>
              </text:list-item>
              <text:list-item>
                <text:p>Store hashes using werkzeug</text:p>
                <text:p/>
                <text:p/>
                <text:p/>
              </text:list-item>
              <text:list-item>
                <text:p>app/models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lask-logi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ally cool</text:p>
              </text:list-item>
              <text:list-item>
                <text:p>Let’s you handle auth, but maintains a logged in user</text:p>
                <text:p/>
                <text:p/>
                <text:p/>
                <text:p/>
                <text:p/>
              </text:list-item>
              <text:list-item>
                <text:p>app/__init__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 Mixin and User Logi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is_authenticated</text:p>
                  </text:list-item>
                  <text:list-item>
                    <text:p>is_active</text:p>
                  </text:list-item>
                  <text:list-item>
                    <text:p>is_anonymous</text:p>
                  </text:list-item>
                  <text:list-item>
                    <text:p>get_id()</text:p>
                    <text:p/>
                    <text:p/>
                    <text:p/>
                  </text:list-item>
                </text:list>
              </text:list-item>
              <text:list-item>
                <text:p>User loader function uses decorator for Flask login</text:p>
              </text:list-item>
              <text:list-item>
                <text:p>Flask Stores UID in flasks user session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app/models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ogging users i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ow that we can store a logged in user</text:p>
              </text:list-item>
              <text:list-item>
                <text:p>Let’s actually auth a user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1">app/ro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ogging out use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t’s really simpl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app/routes, base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re users to logi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ogin view</text:p>
              </text:list-item>
              <text:list-item>
                <text:p>@login_required decorator</text:p>
                <text:p/>
                <text:p/>
              </text:list-item>
              <text:list-item>
                <text:p>URL parameter: next</text:p>
                <text:p/>
                <text:p/>
                <text:p/>
              </text:list-item>
              <text:list-item>
                <text:p>app/__init__.py, app/rou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rrent_us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Index.html, app/rou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 Registr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ew Form</text:p>
              </text:list-item>
              <text:list-item>
                <text:p>New template</text:p>
              </text:list-item>
              <text:list-item>
                <text:p>New Rou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09:48:58.721358190</meta:creation-date>
    <meta:editing-duration>PT3S</meta:editing-duration>
    <meta:editing-cycles>2</meta:editing-cycles>
    <meta:generator>LibreOffice/6.3.4.2.0$Linux_X86_64 LibreOffice_project/30$Build-2</meta:generator>
    <dc:title>Midnightblue</dc:title>
    <dc:date>2020-01-30T10:20:42.877454058</dc:date>
    <meta:document-statistic meta:object-count="91"/>
  </office:meta>
</office:document-meta>
</file>